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7"/>
    <style:style style:name="P84" style:family="paragraph" style:parent-style-name="Standard" style:list-style-name="L75">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6</text:p>
      <text:list xml:id="list5964306779761579390" text:style-name="L77">
        <text:list-item>
          <text:p text:style-name="P8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8747557553397871949" text:style-name="L1">
        <text:list-item>
          <text:p text:style-name="P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090620268987163811" text:style-name="L2">
        <text:list-item>
          <text:p text:style-name="P10">version 3.6.2 would open .xlsx Report file on Mac, but not Windows. This version attempts to fix that (Windows needs a different command to open a file).<text:line-break/></text:p>
        </text:list-item>
      </text:list>
      <text:p text:style-name="Standard">version 3.6.2</text:p>
      <text:list xml:id="list6919877457992056844" text:style-name="L3">
        <text:list-item>
          <text:p text:style-name="P1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258983642337492239" text:style-name="L4">
        <text:list-item>
          <text:p text:style-name="P1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7104333085142511782" text:style-name="L5">
        <text:list-item>
          <text:p text:style-name="P1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3"><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761260386871957641" text:style-name="L6">
        <text:list-item>
          <text:p text:style-name="P14">fixed another bug in penumbral curve fit and removed diagnostic printouts.<text:line-break/></text:p>
        </text:list-item>
      </text:list>
      <text:p text:style-name="Standard">version 3.5.8</text:p>
      <text:list xml:id="list4153799864153237956" text:style-name="L7">
        <text:list-item>
          <text:p text:style-name="P15">fixed a number of bugs in the penumbral curve fit code<text:line-break/></text:p>
        </text:list-item>
      </text:list>
      <text:p text:style-name="Standard">version 3.5.7</text:p>
      <text:list xml:id="list818493621548715167" text:style-name="L8">
        <text:list-item>
          <text:p text:style-name="P1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161592431062026884" text:style-name="L9">
        <text:list-item>
          <text:p text:style-name="P17">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9050109898024408137" text:style-name="L10">
        <text:list-item>
          <text:p text:style-name="P18"><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994557075982765755" text:style-name="L11">
        <text:list-item>
          <text:p text:style-name="P1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7965345546266940749" text:style-name="L12">
        <text:list-item>
          <text:p text:style-name="P2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514992232023416619" text:style-name="L13">
        <text:list-item>
          <text:p text:style-name="P2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181321989827535644" text:style-name="L14">
        <text:list-item>
          <text:p text:style-name="P22">Added additional references to the North American Excel Spreadsheet report in the new section of the final report that bangs on about the start-of-exposure timing convention.<text:line-break/></text:p>
        </text:list-item>
      </text:list>
      <text:p text:style-name="Standard">version 3.5.0</text:p>
      <text:list xml:id="list2026992075755397546" text:style-name="L15">
        <text:list-item>
          <text:p text:style-name="P2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3">NEW: when 'trims' have been placed, a 'write csv' process will honor those values and produce a 'trimmed' output file.<text:line-break/></text:p>
        </text:list-item>
        <text:list-item>
          <text:p text:style-name="P23">NEW: when a light curve has been 'normalized', the changed values are written <text:soft-page-break/>to the data table where, once again, a 'write csv' process will capture the results.<text:line-break/></text:p>
        </text:list-item>
        <text:list-item>
          <text:p text:style-name="P23">Added additional reminders that the start-of-exposure timestamp/timing convention is employed.</text:p>
        </text:list-item>
      </text:list>
      <text:p text:style-name="Standard"/>
      <text:p text:style-name="Standard">version 3.4.9</text:p>
      <text:list xml:id="list8255833304668507253" text:style-name="L16">
        <text:list-item>
          <text:p text:style-name="P24">Added some explanatory language to the “Excel report” section regarding the proper interpretation of the 'false positive probability' number.<text:line-break/></text:p>
        </text:list-item>
      </text:list>
      <text:p text:style-name="Standard">version 3.4.8</text:p>
      <text:list xml:id="list7574347837199732012" text:style-name="L17">
        <text:list-item>
          <text:p text:style-name="P25">This version deals more realistically with high magDrop lightcurves by defining a 'limiting magDrop' as: <text:line-break/><text:line-break/><text:tab/>limMagDrop = 2.5 * log10( B / std(A) ) <text:line-break/><text:line-break/><text:tab/>std(A) is the noise level of A.</text:p>
          <text:p text:style-name="P2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303147239536800297" text:style-name="L18">
        <text:list-item>
          <text:p text:style-name="P26">Automatically loads the correct version of Adv2<text:line-break/></text:p>
        </text:list-item>
      </text:list>
      <text:p text:style-name="Standard">version 3.4.6</text:p>
      <text:list xml:id="list467853913006077591" text:style-name="L19">
        <text:list-item>
          <text:p text:style-name="P27">Adds AAV Version 2 file as a type that can be read (important when Do OCR check is enabled)</text:p>
        </text:list-item>
      </text:list>
      <text:p text:style-name="Standard"/>
      <text:p text:style-name="Standard">version 3.4.5</text:p>
      <text:list xml:id="list6664711099911946804" text:style-name="L20">
        <text:list-item>
          <text:p text:style-name="P28">Fixes block integration which was failing when more than 4 lightcurves were being processed.<text:line-break/><text:soft-page-break/></text:p>
        </text:list-item>
        <text:list-item>
          <text:p text:style-name="P28">Made use diff and Do OCR checkboxes sticky.<text:line-break/></text:p>
        </text:list-item>
      </text:list>
      <text:p text:style-name="Standard">version 3.4.4</text:p>
      <text:list xml:id="list7234390712864528206" text:style-name="L21">
        <text:list-item>
          <text:p text:style-name="P2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693346533632179477" text:style-name="L22">
        <text:list-item>
          <text:p text:style-name="P3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260884750393672065" text:style-name="L23">
        <text:list-item>
          <text:p text:style-name="P3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229352565947358152" text:style-name="L24">
        <text:list-item>
          <text:p text:style-name="P3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3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3107108906996316608" text:style-name="L25">
        <text:list-item>
          <text:p text:style-name="P3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490111174541120574" text:style-name="L26">
        <text:list-item>
          <text:p text:style-name="P34">Automatically installs cv2 if not already present. <text:s/>This package is needed for the new frame view feature.<text:line-break/></text:p>
        </text:list-item>
      </text:list>
      <text:p text:style-name="Standard">version 3.3.8</text:p>
      <text:list xml:id="list9146617051159361212" text:style-name="L27">
        <text:list-item>
          <text:p text:style-name="P3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38736421901619676" text:style-name="L28">
        <text:list-item>
          <text:p text:style-name="P36">A new button (View frame) with an associated spinner for entry of a frame number has been added:</text:p>
          <text:p text:style-name="P3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657341244885681461" text:style-name="L29">
        <text:list-item>
          <text:p text:style-name="P3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8024088675243269630" text:style-name="L30">
        <text:list-item>
          <text:p text:style-name="P3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378688907172231559" text:style-name="L31">
        <text:list-item>
          <text:p text:style-name="P3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134666599587105308" text:style-name="L32">
        <text:list-item>
          <text:p text:style-name="P4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33225694490275295" text:style-name="L33">
        <text:list-item>
          <text:p text:style-name="P41">Changed main plot so that the scroll wheel only zooms the x axis.</text:p>
        </text:list-item>
        <text:list-item>
          <text:p text:style-name="P41">Changed lightcurve plot so that it conforms properly to 'start-of-exposure'.<text:line-break/></text:p>
        </text:list-item>
      </text:list>
      <text:p text:style-name="Standard">version 3.2.8</text:p>
      <text:list xml:id="list4542394875742425460" text:style-name="L34">
        <text:list-item>
          <text:p text:style-name="P42">Changed font size in help files --- it was fine for Mac but too big for Win10<text:line-break/><text:soft-page-break/></text:p>
        </text:list-item>
      </text:list>
      <text:p text:style-name="Standard">version 3.2.7</text:p>
      <text:list xml:id="list180682948187368669" text:style-name="L35">
        <text:list-item>
          <text:p text:style-name="P4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134117454995892020" text:style-name="L36">
        <text:list-item>
          <text:p text:style-name="P44">This is a 'cosmetic' release --- there should be NO detectable differences from version 3.2.5 in terms of functionality.</text:p>
        </text:list-item>
        <text:list-item>
          <text:p text:style-name="P44">All python files were brought into compliance with PEP 8 coding standards. <text:s/>Only I care about that.</text:p>
        </text:list-item>
        <text:list-item>
          <text:p text:style-name="P4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4">All this 'cosmetic' work is in preparation for working on PyOTE issues again.<text:line-break/> </text:p>
        </text:list-item>
      </text:list>
      <text:p text:style-name="Standard">version 3.2.5</text:p>
      <text:list xml:id="list1206982229225225774" text:style-name="L37">
        <text:list-item>
          <text:p text:style-name="P4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4198031253718920" text:style-name="L38">
        <text:list-item>
          <text:p text:style-name="P46">Modified the test for newer version to accommodate the different strings returned by pip 18.1 and pip 19.0+</text:p>
        </text:list-item>
        <text:list-item>
          <text:p text:style-name="P46">Added ability to invoke PyOTE from PyMovie with an externally supplied csv file that is automatically opened.<text:line-break/></text:p>
        </text:list-item>
      </text:list>
      <text:p text:style-name="Standard">version 3.2.3</text:p>
      <text:list xml:id="list7490619784657807010" text:style-name="L39">
        <text:list-item>
          <text:p text:style-name="P4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7">Added support for the PyMovie csv format<text:line-break/></text:p>
        </text:list-item>
      </text:list>
      <text:p text:style-name="Standard">version 3.2.1</text:p>
      <text:list xml:id="list8222976230310097242" text:style-name="L40">
        <text:list-item>
          <text:p text:style-name="P48">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640419027363028341" text:style-name="L41">
        <text:list-item>
          <text:p text:style-name="P49">Changed GUI to better align text on min max edit boxes to avoid confusion.<text:line-break/></text:p>
        </text:list-item>
      </text:list>
      <text:p text:style-name="Standard">version 3.1.9</text:p>
      <text:list xml:id="list8911800900343835565" text:style-name="L42">
        <text:list-item>
          <text:p text:style-name="P50">Fixed a bug in the test for a min/max solution search being constrained by a too large min value.<text:line-break/></text:p>
        </text:list-item>
      </text:list>
      <text:p text:style-name="Standard">version 3.1.8</text:p>
      <text:list xml:id="list8125886642814135953" text:style-name="L43">
        <text:list-item>
          <text:p text:style-name="P51">version 3.1.7 was released without an updated version history. <text:s/>Here is what was changed in 3.1.7:<text:line-break/></text:p>
        </text:list-item>
        <text:list-item>
          <text:p text:style-name="P5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197805291008388337" text:style-name="L44">
        <text:list-item>
          <text:p text:style-name="P52">Values entered in the Manual Timestamp Entry dialog box are now 'sticky', thus making corrections easy to do without requiring re-entry of all data. </text:p>
          <text:p text:style-name="P52"><text:line-break/>Also trapped is the case where a user has entered a custom frame time but failed to click the radio button indicating that it is to be used.<text:line-break/></text:p>
        </text:list-item>
      </text:list>
      <text:p text:style-name="Standard">version 3.1.5:</text:p>
      <text:list xml:id="list2753619236276444292" text:style-name="L45">
        <text:list-item>
          <text:p text:style-name="P5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1180961486547688261" text:style-name="L46">
        <text:list-item>
          <text:p text:style-name="P54">Fixed error in new dropped reading detection logic when light curve was processed in field mode.<text:line-break/></text:p>
        </text:list-item>
        <text:list-item>
          <text:p text:style-name="P54">Cleaned up some language in tooltips.<text:line-break/></text:p>
        </text:list-item>
      </text:list>
      <text:p text:style-name="Standard">version 3.1.3:</text:p>
      <text:list xml:id="list6500621114691233595" text:style-name="L47">
        <text:list-item>
          <text:p text:style-name="P5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5">Eliminated the 'entry num' column in the data matrix at the lower left of the GUI. The 'entry num' is unused and a possible source of confusion with the frame or field number for the unwary.<text:line-break/></text:p>
        </text:list-item>
        <text:list-item>
          <text:p text:style-name="P55">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583955663687148567" text:style-name="L48">
        <text:list-item>
          <text:p text:style-name="P5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9042053843443093252" text:style-name="L49">
        <text:list-item>
          <text:p text:style-name="P5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7">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23940426627187484" text:style-name="L50">
        <text:list-item>
          <text:p text:style-name="P5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298101217861324047" text:style-name="L51">
        <text:list-item>
          <text:p text:style-name="P5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082164910704629692" text:style-name="L52">
        <text:list-item>
          <text:p text:style-name="P6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374414212573786382" text:style-name="L53">
        <text:list-item>
          <text:p text:style-name="P6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220136550142807804" text:style-name="L54">
        <text:list-item>
          <text:p text:style-name="P6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1162925080955045" text:style-name="L55">
        <text:list-item>
          <text:p text:style-name="P63">Disable the Accept integration button when user overrides an automatic block analysis with a manual block selection followed by a click on the Block integrate button.<text:line-break/></text:p>
        </text:list-item>
      </text:list>
      <text:p text:style-name="Standard">version 2.1.4:</text:p>
      <text:list xml:id="list3489594359602030348" text:style-name="L56">
        <text:list-item>
          <text:p text:style-name="P64">Corrected a bug that kept manual selection of block integration from being performed after a refusal to accept the automatic block analysis results.<text:line-break/></text:p>
        </text:list-item>
      </text:list>
      <text:p text:style-name="Standard">version 2.1.3:</text:p>
      <text:list xml:id="list4840303421373134337" text:style-name="L57">
        <text:list-item>
          <text:p text:style-name="P65">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5005728516434932376" text:style-name="L58">
        <text:list-item>
          <text:p text:style-name="P6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225345034515610457" text:style-name="L59">
        <text:list-item>
          <text:p text:style-name="P67">Added progress bar tracking of block integration analysis because it can take an extended amount of time to complete the analysis when the light curve has many points.<text:line-break/></text:p>
        </text:list-item>
      </text:list>
      <text:p text:style-name="Standard">version 2.1.0</text:p>
      <text:list xml:id="list7251401747270512384" text:style-name="L60">
        <text:list-item>
          <text:p text:style-name="P6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434871604908605818" text:style-name="L61">
        <text:list-item>
          <text:p text:style-name="P69">Made the selection of Tooltip display 'sticky'</text:p>
        </text:list-item>
        <text:list-item>
          <text:p text:style-name="P69">Duration calculation when D and R span midnight now handled correctly</text:p>
        </text:list-item>
      </text:list>
      <text:p text:style-name="Standard"/>
      <text:p text:style-name="Standard">version 2.0.8</text:p>
      <text:list xml:id="list4570162686004281791" text:style-name="L62">
        <text:list-item>
          <text:p text:style-name="P70">toolTips changed to invoke and display in a custom dialog box that can be moved and resized to better accommodate legacy displays</text:p>
        </text:list-item>
        <text:list-item>
          <text:p text:style-name="P70">Calc flash timing calculation fixed to properly deal with the non-integer frame numbers that can result from field processed csv files</text:p>
        </text:list-item>
        <text:list-item>
          <text:p text:style-name="P70">Flash timing has been verified to work with integrated light curves</text:p>
        </text:list-item>
        <text:list-item>
          <text:p text:style-name="P7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568538040379537775" text:style-name="L63">
        <text:list-item>
          <text:p text:style-name="P71">Adds a button to calculate the edge position of an LED timing flash.</text:p>
        </text:list-item>
        <text:list-item>
          <text:p text:style-name="P7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1">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71">Adds a checkbox to force manual entry of timestamp info. <text:s/>This is useful when OCR on a VTI timed light curve has catastrophic errors. <text:s/>It is always employed when using LED flash timing.</text:p>
        </text:list-item>
      </text:list>
      <text:list xml:id="list4857921653277693316" text:style-name="L64">
        <text:list-item>
          <text:p text:style-name="P7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157213253751005796" text:style-name="L65">
        <text:list-item>
          <text:p text:style-name="P7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027548229887932295" text:style-name="L66">
        <text:list-item>
          <text:p text:style-name="P74">files generated by pyote now contain PYOTE in the filename.<text:line-break/></text:p>
        </text:list-item>
        <text:list-item>
          <text:p text:style-name="P7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142668398052287507" text:style-name="L67">
        <text:list-item>
          <text:p text:style-name="P7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215508967430520218" text:style-name="L68">
        <text:list-item>
          <text:p text:style-name="P7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62946972105432353" text:style-name="L69">
        <text:list-item>
          <text:p text:style-name="P7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787338133380807771" text:style-name="L70">
        <text:list-item>
          <text:p text:style-name="P78">improved handling of D and R region selection so that one cannot enter an invalid configuration --- automatic corrections/changes are applied.<text:line-break/></text:p>
        </text:list-item>
        <text:list-item>
          <text:p text:style-name="P78">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7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745002336386291112" text:style-name="L71">
        <text:list-item>
          <text:p text:style-name="P79">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229852025101303602" text:style-name="L72">
        <text:list-item>
          <text:p text:style-name="P8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702247143174157582" text:style-name="L73">
        <text:list-item>
          <text:p text:style-name="P81">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643767938983050952" text:style-name="L74">
        <text:list-item>
          <text:p text:style-name="P8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804084975843734371" text:style-name="L75">
        <text:list-item>
          <text:p text:style-name="P8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09T14:45:50</dc:date>
    <meta:editing-cycles>111</meta:editing-cycles>
    <meta:editing-duration>PT22H20M51S</meta:editing-duration>
    <meta:document-statistic meta:table-count="0" meta:image-count="3" meta:object-count="0" meta:page-count="16" meta:paragraph-count="210" meta:word-count="6207" meta:character-count="36246"/>
    <meta:template xlink:type="simple" xlink:actuate="onRequest" xlink:title="" xlink:href="Normal"/>
  </office:meta>
</office:document-meta>
</file>